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8"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29"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0"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1" style:family="graphic" style:parent-style-name="objectwithoutfill">
      <style:graphic-properties draw:marker-end="Circle" draw:marker-end-width="0.3cm" draw:fill="none" draw:textarea-vertical-align="middle"/>
      <style:paragraph-properties style:writing-mode="lr-tb"/>
    </style:style>
    <style:style style:name="gr32" style:family="graphic" style:parent-style-name="objectwithoutfill">
      <style:graphic-properties draw:marker-end="Linienspitzen_20_4" draw:marker-end-width="0.3cm" draw:fill="none" draw:textarea-vertical-align="middle"/>
      <style:paragraph-properties style:writing-mode="lr-tb"/>
    </style:style>
    <style:style style:name="gr33"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39"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0"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41"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42" style:family="graphic" style:parent-style-name="objectwithoutfill">
      <style:graphic-properties draw:fill="none" draw:textarea-vertical-align="middle"/>
    </style:style>
    <style:style style:name="gr43" style:family="graphic" style:parent-style-name="standard">
      <style:graphic-properties draw:stroke="none" svg:stroke-color="#000000" draw:fill="none" draw:fill-color="#ffffff" fo:min-height="2.163cm"/>
      <style:paragraph-properties style:writing-mode="lr-tb"/>
    </style:style>
    <style:style style:name="gr44" style:family="graphic" style:parent-style-name="standard">
      <style:graphic-properties draw:stroke="none" svg:stroke-color="#000000" draw:fill="none" draw:fill-color="#ffffff" fo:min-height="1.909cm"/>
      <style:paragraph-properties style:writing-mode="lr-tb"/>
    </style:style>
    <style:style style:name="gr45" style:family="graphic" style:parent-style-name="standard">
      <style:graphic-properties draw:stroke="none" svg:stroke-color="#000000" draw:fill="none" draw:fill-color="#ffffff" fo:min-height="3.052cm"/>
      <style:paragraph-properties style:writing-mode="lr-tb"/>
    </style:style>
    <style:style style:name="gr46" style:family="graphic" style:parent-style-name="standard">
      <style:graphic-properties svg:stroke-color="#000000" draw:fill-color="#ffffff" draw:textarea-horizontal-align="justify" draw:textarea-vertical-align="middle" draw:auto-grow-height="false" fo:min-height="0.648cm" fo:min-width="0.398cm"/>
    </style:style>
    <style:style style:name="gr47"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49"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0"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51"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3"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54"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55"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56"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57"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58"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59"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0"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61"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2"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63"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64" style:family="graphic" style:parent-style-name="objectwithoutfill">
      <style:graphic-properties draw:stroke="dash" draw:stroke-dash="Double_20_Dash_20_Dot_20_Dot" draw:marker-end="Linienspitzen_20_5" draw:marker-end-width="0.3cm" draw:fill="none" draw:textarea-vertical-align="middle"/>
    </style:style>
    <style:style style:name="gr65"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66"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7" style:family="graphic" style:parent-style-name="standard">
      <style:graphic-properties draw:textarea-vertical-align="middle" draw:auto-grow-height="false" fo:min-height="0.894cm" fo:min-width="0.898cm"/>
    </style:style>
    <style:style style:name="gr68"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text-align="center"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loext:graphic-properties draw:fill="none"/>
      <style:paragraph-properties fo:text-align="center" style:writing-mode="lr-tb"/>
      <style:text-properties fo:font-size="11pt" style:font-size-asian="11pt" style:font-size-complex="11pt"/>
    </style:style>
    <style:style style:name="P12" style:family="paragraph">
      <style:paragraph-properties fo:text-align="start" style:writing-mode="lr-tb"/>
      <style:text-properties fo:font-size="12pt" fo:font-weight="normal" style:font-size-asian="12pt" style:font-weight-asian="normal" style:font-size-complex="12pt" style:font-weight-complex="normal"/>
    </style:style>
    <style:style style:name="P13"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5"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text-align="start"/>
    </style:style>
    <style:style style:name="P17" style:family="paragraph">
      <style:paragraph-properties fo:text-align="center"/>
    </style:style>
    <style:style style:name="P18" style:family="paragraph">
      <style:paragraph-properties fo:text-align="center" style:writing-mode="lr-tb"/>
      <style:text-properties fo:font-size="12pt" fo:font-weight="normal" style:font-size-asian="12pt" style:font-weight-asian="normal" style:font-size-complex="12pt" style:font-weight-complex="normal"/>
    </style:style>
    <style:style style:name="P19"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none"/>
      <style:paragraph-properties fo:text-align="center" style:writing-mode="lr-tb"/>
    </style:style>
    <style:style style:name="P21" style:family="paragraph">
      <loext:graphic-properties draw:fill="none" draw:fill-color="#ffffff"/>
      <style:paragraph-properties fo:text-align="justify" style:writing-mode="lr-tb"/>
    </style:style>
    <style:style style:name="P22" style:family="paragraph">
      <loext:graphic-properties draw:fill-color="#ffffff"/>
      <style:paragraph-properties fo:text-align="center"/>
    </style:style>
    <style:style style:name="P23"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24"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2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 style:family="text">
      <style:text-properties fo:font-size="11pt" style:font-size-asian="11pt" style:font-size-complex="11pt"/>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8.92cm" svg:y="33.893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7.471cm" svg:y="33.12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9.086cm" svg:y="34.002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9.252cm" svg:y="34.122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1">&lt;&lt;INTERFACE&gt;&gt;</text:span><text:span text:style-name="T1"><text:line-break/></text:span><text:span text:style-name="T2">SortAlgorythmInterface</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6"><text:span text:style-name="T1">&lt;&lt;INTERFACE&gt;&gt;</text:span></text:p>
          <text:p text:style-name="P6"><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6"><text:span text:style-name="T1">&lt;&lt;INTERFACE&gt;&gt;</text:span></text:p>
          <text:p text:style-name="P6"><text:span text:style-name="T2">SortControllerUserInterface</text:span></text:p>
          <draw:enhanced-geometry svg:viewBox="0 0 21600 21600" draw:type="rectangle" draw:enhanced-path="M 0 0 L 21600 0 21600 21600 0 21600 0 0 Z N"/>
        </draw:custom-shape>
        <draw:connector draw:style-name="gr20" draw:text-style-name="P11"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7.471cm" svg:y="29.956cm">
          <text:p text:style-name="P6"><text:span text:style-name="T1">&lt;&lt;INTERFACE&gt;&gt;</text:span></text:p>
          <text:p text:style-name="P6"><text:span text:style-name="T2">SortValuesInterface</text:span></text:p>
          <draw:enhanced-geometry svg:viewBox="0 0 21600 21600" draw:type="rectangle" draw:enhanced-path="M 0 0 L 21600 0 21600 21600 0 21600 0 0 Z N"/>
        </draw:custom-shape>
        <draw:connector draw:style-name="gr17" draw:text-style-name="P10" draw:layer="layout" svg:x1="7.471cm" svg:y1="34.586cm" svg:x2="7.471cm" svg:y2="30.527cm" draw:start-shape="id9" draw:start-glue-point="3" draw:end-shape="id10" draw:end-glue-point="3" svg:d="M7471 34586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3" draw:layer="layout" svg:width="6.35cm" svg:height="0.762cm" svg:x="7.471cm" svg:y="31.099cm">
          <text:p text:style-name="P12"><text:span text:style-name="T3">+ Values[]:Integer</text:span></text:p>
          <draw:enhanced-geometry svg:viewBox="0 0 21600 21600" draw:type="rectangle" draw:enhanced-path="M 0 0 L 21600 0 21600 21600 0 21600 0 0 Z N"/>
        </draw:custom-shape>
        <draw:custom-shape draw:style-name="gr24" draw:text-style-name="P13" draw:layer="layout" svg:width="6.35cm" svg:height="0.635cm" svg:x="7.471cm" svg:y="31.861cm">
          <text:p/>
          <draw:enhanced-geometry svg:viewBox="0 0 21600 21600" draw:type="rectangle" draw:enhanced-path="M 0 0 L 21600 0 21600 21600 0 21600 0 0 Z N"/>
        </draw:custom-shape>
        <draw:custom-shape draw:style-name="gr25" draw:text-style-name="P13"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10.668cm" svg:height="0.762cm" svg:x="20.177cm" svg:y="6.461cm">
          <text:p/>
          <draw:enhanced-geometry svg:viewBox="0 0 21600 21600" draw:type="rectangle" draw:enhanced-path="M 0 0 L 21600 0 21600 21600 0 21600 0 0 Z N"/>
        </draw:custom-shape>
        <draw:custom-shape draw:style-name="gr27" draw:text-style-name="P13" xml:id="id8" draw:id="id8" draw:layer="layout" svg:width="10.668cm" svg:height="3.048cm" svg:x="20.177cm" svg:y="7.223cm">
          <text:p text:style-name="P12"><text:span text:style-name="T3">+ StartSort()</text:span></text:p>
          <text:p text:style-name="P12"><text:span text:style-name="T3">+ StopSort()</text:span><text:span text:style-name="T3"><text:line-break/></text:span><text:span text:style-name="T3">+ SetValues(Values:SortValuesInterface)</text:span><text:span text:style-name="T3"><text:line-break/></text:span><text:span text:style-name="T3">+ SetSortAlgorythm(SortAlgo:SortAlgorythmInterface</text:span></text:p>
          <draw:enhanced-geometry svg:viewBox="0 0 21600 21600" draw:type="rectangle" draw:enhanced-path="M 0 0 L 21600 0 21600 21600 0 21600 0 0 Z N"/>
        </draw:custom-shape>
        <draw:custom-shape draw:style-name="gr28" draw:text-style-name="P14" draw:layer="layout" svg:width="7.747cm" svg:height="3.302cm" svg:x="23.479cm" svg:y="21.32cm">
          <text:p text:style-name="P15"><text:span text:style-name="T4">+ Values:SortValuesInterface</text:span><text:span text:style-name="T4"><text:line-break/></text:span><text:span text:style-name="T4">+ ValueView:ValueViewInterface</text:span><text:span text:style-name="T4"><text:line-break/></text:span><text:span text:style-name="T4">+ StatisticsView:StatisticsViewInterface</text:span><text:span text:style-name="T4"><text:line-break/></text:span><text:span text:style-name="T3">+ SortAlgo:SortAlgorythmInterface</text:span></text:p>
          <text:p text:style-name="P15"><text:span text:style-name="T3"/></text:p>
          <text:p text:style-name="P15"><text:span text:style-name="T3">- SortWorker:Backgroundworker</text:span></text:p>
          <draw:enhanced-geometry svg:viewBox="0 0 21600 21600" draw:type="rectangle" draw:enhanced-path="M 0 0 L 21600 0 21600 21600 0 21600 0 0 Z N"/>
        </draw:custom-shape>
        <draw:custom-shape draw:style-name="gr29" draw:text-style-name="P13"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0" draw:text-style-name="P11" draw:layer="layout" svg:x1="38.054cm" svg:y1="1.252cm" svg:x2="40.116cm" svg:y2="2.186cm" svg:d="M38054 1252h1031v934h1031" svg:viewBox="0 0 2063 935">
          <text:p text:style-name="P16"><text:span text:style-name="T5">Implements Interface</text:span></text:p>
        </draw:connector>
        <draw:connector draw:style-name="gr31" draw:text-style-name="P11" draw:layer="layout" svg:x1="38.077cm" svg:y1="2.595cm" svg:x2="40.023cm" svg:y2="3.509cm" svg:d="M38077 2595h973v914h973" svg:viewBox="0 0 1947 915">
          <text:p text:style-name="P17"><text:span text:style-name="T5">Uses n..1</text:span></text:p>
        </draw:connector>
        <draw:connector draw:style-name="gr32" draw:text-style-name="P11" draw:layer="layout" svg:x1="38.077cm" svg:y1="4.151cm" svg:x2="40.003cm" svg:y2="5.318cm" svg:d="M38077 4151h963v1167h963" svg:viewBox="0 0 1927 1168">
          <text:p text:style-name="P17"><text:span text:style-name="T5">Extends Class</text:span></text:p>
        </draw:connector>
        <draw:custom-shape draw:style-name="gr33" draw:text-style-name="P13" draw:layer="layout" svg:width="8.509cm" svg:height="0.762cm" svg:x="37.068cm" svg:y="13.319cm">
          <text:p/>
          <draw:enhanced-geometry svg:viewBox="0 0 21600 21600" draw:type="rectangle" draw:enhanced-path="M 0 0 L 21600 0 21600 21600 0 21600 0 0 Z N"/>
        </draw:custom-shape>
        <draw:custom-shape draw:style-name="gr34" draw:text-style-name="P13" xml:id="id2" draw:id="id2" draw:layer="layout" svg:width="8.509cm" svg:height="1.778cm" svg:x="37.068cm" svg:y="17.129cm">
          <text:p text:style-name="P12"><text:span text:style-name="T3">+ SetValues(Values:SortValuesInterface)</text:span></text:p>
          <text:p text:style-name="P12"><text:span text:style-name="T3">+ DoSortStep()</text:span></text:p>
          <text:p text:style-name="P12"><text:span text:style-name="T3">+ DoSort()</text:span><text:span text:style-name="T3"><text:line-break/></text:span><text:span text:style-name="T3"/></text:p>
          <draw:enhanced-geometry svg:viewBox="0 0 21600 21600" draw:type="rectangle" draw:enhanced-path="M 0 0 L 21600 0 21600 21600 0 21600 0 0 Z N"/>
        </draw:custom-shape>
        <draw:custom-shape draw:style-name="gr35" draw:text-style-name="P19" draw:layer="layout" svg:width="8.509cm" svg:height="3.048cm" svg:x="37.068cm" svg:y="14.081cm">
          <text:p text:style-name="P18"><text:span text:style-name="T3">Signals</text:span></text:p>
          <text:p text:style-name="P12"><text:span text:style-name="T3"><text:line-break/></text:span><text:span text:style-name="T3">+ ValueChanged(StepNumber:Integer)</text:span><text:span text:style-name="T3"><text:line-break/></text:span><text:span text:style-name="T3">+ SortFinish(TotalSteps:Integer)</text:span></text:p>
          <draw:enhanced-geometry svg:viewBox="0 0 21600 21600" draw:type="rectangle" draw:enhanced-path="M 0 0 L 21600 0 21600 21600 0 21600 0 0 Z N"/>
        </draw:custom-shape>
        <draw:custom-shape draw:style-name="gr36" draw:text-style-name="P7" xml:id="id4" draw:id="id4" draw:layer="layout" svg:width="8.636cm" svg:height="1.143cm" svg:x="8.493cm" svg:y="14.716cm">
          <text:p text:style-name="P6"><text:span text:style-name="T1">&lt;&lt;INTERFACE&gt;&gt;</text:span></text:p>
          <text:p text:style-name="P6"><text:span text:style-name="T2">StatisticsViewInterface</text:span></text:p>
          <draw:enhanced-geometry svg:viewBox="0 0 21600 21600" draw:type="rectangle" draw:enhanced-path="M 0 0 L 21600 0 21600 21600 0 21600 0 0 Z N"/>
        </draw:custom-shape>
        <draw:custom-shape draw:style-name="gr37" draw:text-style-name="P13" draw:layer="layout" svg:width="8.636cm" svg:height="0.762cm" svg:x="8.493cm" svg:y="15.859cm">
          <text:p/>
          <draw:enhanced-geometry svg:viewBox="0 0 21600 21600" draw:type="rectangle" draw:enhanced-path="M 0 0 L 21600 0 21600 21600 0 21600 0 0 Z N"/>
        </draw:custom-shape>
        <draw:custom-shape draw:style-name="gr38" draw:text-style-name="P13" draw:layer="layout" svg:width="8.636cm" svg:height="1.778cm" svg:x="8.493cm" svg:y="16.621cm">
          <text:p text:style-name="P12"><text:span text:style-name="T3">+ ShowStatistics(Stats:StatisticsInterface)</text:span><text:span text:style-name="T3"><text:line-break/></text:span><text:span text:style-name="T3">+ ResetView()</text:span></text:p>
          <draw:enhanced-geometry svg:viewBox="0 0 21600 21600" draw:type="rectangle" draw:enhanced-path="M 0 0 L 21600 0 21600 21600 0 21600 0 0 Z N"/>
        </draw:custom-shape>
        <draw:custom-shape draw:style-name="gr39"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draw:line-skew="0.762cm" svg:x1="23.48cm" svg:y1="21.065cm" svg:x2="13.821cm" svg:y2="30.527cm" draw:start-shape="id3" draw:start-glue-point="5" draw:end-shape="id10" draw:end-glue-point="1" svg:d="M23480 21065h-4068v9462h-5591" svg:viewBox="0 0 9660 9463">
          <text:p/>
        </draw:connector>
        <draw:custom-shape draw:style-name="gr40" draw:text-style-name="P13" draw:layer="layout" svg:width="9.017cm" svg:height="1.778cm" svg:x="9.636cm" svg:y="12.176cm">
          <text:p text:style-name="P12"><text:span text:style-name="T4">+ ShowValues(Values:</text:span><text:span text:style-name="T2">SortValuesInterface</text:span><text:span text:style-name="T3">)</text:span><text:span text:style-name="T3"><text:line-break/></text:span><text:span text:style-name="T3">+ ResetView()</text:span></text:p>
          <draw:enhanced-geometry svg:viewBox="0 0 21600 21600" draw:type="rectangle" draw:enhanced-path="M 0 0 L 21600 0 21600 21600 0 21600 0 0 Z N"/>
        </draw:custom-shape>
      </draw:page>
      <draw:page draw:name="page2" draw:style-name="dp1" draw:master-page-name="Default">
        <draw:custom-shape draw:style-name="gr1" draw:text-style-name="P2" xml:id="id20" draw:id="id20"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24" draw:id="id24">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18" draw:id="id18"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22" draw:id="id22" draw:layer="layout" svg:width="8.509cm" svg:height="1.143cm" svg:x="37.068cm" svg:y="12.176cm">
          <text:p text:style-name="P6"><text:span text:style-name="T1">&lt;&lt;INTERFACE&gt;&gt;</text:span><text:span text:style-name="T1"><text:line-break/></text:span><text:span text:style-name="T2">SortAlgorythmInterface</text:span></text:p>
          <draw:enhanced-geometry svg:viewBox="0 0 21600 21600" draw:type="rectangle" draw:enhanced-path="M 0 0 L 21600 0 21600 21600 0 21600 0 0 Z N"/>
        </draw:custom-shape>
        <draw:custom-shape draw:style-name="gr11" draw:text-style-name="P9" xml:id="id26" draw:id="id26"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27" draw:id="id27"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6" draw:id="id16"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28" draw:id="id28"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6" draw:start-glue-point="0" draw:end-shape="id17" draw:end-glue-point="2" svg:d="M41195 22717v-1905h127v-1905" svg:viewBox="0 0 128 3811">
          <text:p/>
        </draw:connector>
        <draw:connector draw:style-name="gr16" draw:text-style-name="P10" draw:layer="layout" draw:line-skew="-1.016cm" svg:x1="23.479cm" svg:y1="20.621cm" svg:x2="17.129cm" svg:y2="15.287cm" draw:start-shape="id18" draw:start-glue-point="3" draw:end-shape="id19" draw:end-glue-point="1" svg:d="M23479 20621h-4191v-5334h-2159" svg:viewBox="0 0 6351 5335">
          <text:p/>
        </draw:connector>
        <draw:connector draw:style-name="gr17" draw:text-style-name="P10" draw:layer="layout" svg:x1="13.763cm" svg:y1="8.874cm" svg:x2="14.144cm" svg:y2="10.271cm" draw:start-shape="id20" draw:start-glue-point="2" draw:end-shape="id21" draw:end-glue-point="0" svg:d="M13763 8874v698h381v699" svg:viewBox="0 0 382 1398">
          <text:p/>
        </draw:connector>
        <draw:custom-shape draw:style-name="gr18" draw:text-style-name="P7" xml:id="id21" draw:id="id21" draw:layer="layout" svg:width="9.017cm" svg:height="1.143cm" svg:x="9.636cm" svg:y="10.271cm">
          <text:p text:style-name="P6"><text:span text:style-name="T1">&lt;&lt;INTERFACE&gt;&gt;</text:span></text:p>
          <text:p text:style-name="P6"><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18" draw:start-glue-point="4" draw:end-shape="id21" draw:end-glue-point="1" svg:d="M23479 20316h-2414v-9474h-2412" svg:viewBox="0 0 4827 9475">
          <text:p/>
        </draw:connector>
        <draw:connector draw:style-name="gr16" draw:text-style-name="P10" draw:layer="layout" svg:x1="31.226cm" svg:y1="20.621cm" svg:x2="37.068cm" svg:y2="12.747cm" draw:start-shape="id18" draw:start-glue-point="1" draw:end-shape="id22" draw:end-glue-point="3" svg:d="M31226 20621h2920v-7874h2922" svg:viewBox="0 0 5843 7875">
          <text:p/>
        </draw:connector>
        <draw:custom-shape draw:style-name="gr19" draw:text-style-name="P7" xml:id="id29" draw:id="id29" draw:layer="layout" svg:width="10.668cm" svg:height="1.143cm" svg:x="20.177cm" svg:y="5.318cm">
          <text:p text:style-name="P6"><text:span text:style-name="T1">&lt;&lt;INTERFACE&gt;&gt;</text:span></text:p>
          <text:p text:style-name="P6"><text:span text:style-name="T2">iUserInput</text:span></text:p>
          <draw:enhanced-geometry svg:viewBox="0 0 21600 21600" draw:type="rectangle" draw:enhanced-path="M 0 0 L 21600 0 21600 21600 0 21600 0 0 Z N"/>
        </draw:custom-shape>
        <draw:connector draw:style-name="gr20" draw:text-style-name="P11" draw:layer="layout" svg:x1="27.352cm" svg:y1="19.923cm" svg:x2="25.511cm" svg:y2="10.271cm" draw:start-shape="id18" draw:start-glue-point="0" draw:end-shape="id23" draw:end-glue-point="2" svg:d="M27352 19923v-4826h-1841v-4826" svg:viewBox="0 0 1842 9653">
          <text:p/>
        </draw:connector>
        <draw:custom-shape draw:style-name="gr21" draw:text-style-name="P7" xml:id="id25" draw:id="id25" draw:layer="layout" svg:width="6.35cm" svg:height="1.143cm" svg:x="36.935cm" svg:y="32.369cm">
          <text:p text:style-name="P6"><text:span text:style-name="T1">&lt;&lt;INTERFACE&gt;&gt;</text:span></text:p>
          <text:p text:style-name="P6"><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24" draw:start-glue-point="3" draw:end-shape="id25" draw:end-glue-point="3" svg:d="M36935 36999h-502v-4059h502" svg:viewBox="0 0 503 4060">
          <text:p/>
        </draw:connector>
        <draw:connector draw:style-name="gr22" draw:text-style-name="P10" draw:layer="layout" svg:x1="42.942cm" svg:y1="25.003cm" svg:x2="41.195cm" svg:y2="23.86cm" draw:start-shape="id26" draw:start-glue-point="0" draw:end-shape="id16" draw:end-glue-point="2" svg:d="M42942 25003v-572h-1747v-571" svg:viewBox="0 0 1748 1144">
          <text:p/>
        </draw:connector>
        <draw:connector draw:style-name="gr22" draw:text-style-name="P10" draw:layer="layout" svg:x1="39.481cm" svg:y1="25.003cm" svg:x2="41.195cm" svg:y2="23.86cm" draw:start-shape="id27" draw:start-glue-point="0" draw:end-shape="id16" draw:end-glue-point="2" svg:d="M39481 25003v-572h1714v-571" svg:viewBox="0 0 1715 1144">
          <text:p/>
        </draw:connector>
        <draw:custom-shape draw:style-name="gr23" draw:text-style-name="P13" draw:layer="layout" svg:width="6.35cm" svg:height="0.762cm" svg:x="36.935cm" svg:y="33.512cm">
          <text:p text:style-name="P12"><text:span text:style-name="T3">+ Values[]:Integer</text:span></text:p>
          <draw:enhanced-geometry svg:viewBox="0 0 21600 21600" draw:type="rectangle" draw:enhanced-path="M 0 0 L 21600 0 21600 21600 0 21600 0 0 Z N"/>
        </draw:custom-shape>
        <draw:custom-shape draw:style-name="gr24" draw:text-style-name="P13" draw:layer="layout" svg:width="6.35cm" svg:height="0.635cm" svg:x="36.935cm" svg:y="34.274cm">
          <text:p/>
          <draw:enhanced-geometry svg:viewBox="0 0 21600 21600" draw:type="rectangle" draw:enhanced-path="M 0 0 L 21600 0 21600 21600 0 21600 0 0 Z N"/>
        </draw:custom-shape>
        <draw:custom-shape draw:style-name="gr25" draw:text-style-name="P13" draw:layer="layout" svg:width="9.017cm" svg:height="0.762cm" svg:x="9.636cm" svg:y="11.414cm">
          <text:p/>
          <draw:enhanced-geometry svg:viewBox="0 0 21600 21600" draw:type="rectangle" draw:enhanced-path="M 0 0 L 21600 0 21600 21600 0 21600 0 0 Z N"/>
        </draw:custom-shape>
        <draw:custom-shape draw:style-name="gr40" draw:text-style-name="P13" draw:layer="layout" svg:width="9.017cm" svg:height="1.778cm" svg:x="9.636cm" svg:y="12.176cm">
          <text:p text:style-name="P12"><text:span text:style-name="T4">+ ShowValues(Values:</text:span><text:span text:style-name="T2">SortValuesInterface</text:span><text:span text:style-name="T3">)</text:span><text:span text:style-name="T3"><text:line-break/></text:span><text:span text:style-name="T3">+ ResetView()</text:span></text:p>
          <draw:enhanced-geometry svg:viewBox="0 0 21600 21600" draw:type="rectangle" draw:enhanced-path="M 0 0 L 21600 0 21600 21600 0 21600 0 0 Z N"/>
        </draw:custom-shape>
        <draw:custom-shape draw:style-name="gr26" draw:text-style-name="P14" draw:layer="layout" svg:width="10.668cm" svg:height="0.762cm" svg:x="20.177cm" svg:y="6.461cm">
          <text:p/>
          <draw:enhanced-geometry svg:viewBox="0 0 21600 21600" draw:type="rectangle" draw:enhanced-path="M 0 0 L 21600 0 21600 21600 0 21600 0 0 Z N"/>
        </draw:custom-shape>
        <draw:custom-shape draw:style-name="gr27" draw:text-style-name="P13" xml:id="id23" draw:id="id23" draw:layer="layout" svg:width="10.668cm" svg:height="3.048cm" svg:x="20.177cm" svg:y="7.223cm">
          <text:p text:style-name="P12"><text:span text:style-name="T3">+ StartSort()</text:span></text:p>
          <text:p text:style-name="P12"><text:span text:style-name="T3">+ StopSort()</text:span><text:span text:style-name="T3"><text:line-break/></text:span><text:span text:style-name="T3">+ SetValues(Values:SortValuesInterface)</text:span><text:span text:style-name="T3"><text:line-break/></text:span><text:span text:style-name="T3">+ SetSortAlgorythm(SortAlgo:SortAlgorythmInterface</text:span></text:p>
          <draw:enhanced-geometry svg:viewBox="0 0 21600 21600" draw:type="rectangle" draw:enhanced-path="M 0 0 L 21600 0 21600 21600 0 21600 0 0 Z N"/>
        </draw:custom-shape>
        <draw:custom-shape draw:style-name="gr41" draw:text-style-name="P14" draw:layer="layout" svg:width="7.747cm" svg:height="3.302cm" svg:x="23.479cm" svg:y="21.32cm">
          <text:p text:style-name="P15"><text:span text:style-name="T4">+ Values:SortValuesInterface</text:span><text:span text:style-name="T4"><text:line-break/></text:span><text:span text:style-name="T4">+ ValueView:ValueViewInterface</text:span><text:span text:style-name="T4"><text:line-break/></text:span><text:span text:style-name="T4">+ StatisticsView:StatisticsViewInterface</text:span><text:span text:style-name="T4"><text:line-break/></text:span><text:span text:style-name="T3">+ SortAlgo:SortAlgorythmInterface</text:span></text:p>
          <text:p text:style-name="P15"><text:span text:style-name="T3"/></text:p>
          <text:p text:style-name="P15"><text:span text:style-name="T3">- SortWorker:Backgroundworker</text:span></text:p>
          <draw:enhanced-geometry svg:viewBox="0 0 21600 21600" draw:type="rectangle" draw:enhanced-path="M 0 0 L 21600 0 21600 21600 0 21600 0 0 Z N"/>
        </draw:custom-shape>
        <draw:custom-shape draw:style-name="gr29" draw:text-style-name="P13"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28" draw:start-glue-point="1" draw:end-shape="id29" draw:end-glue-point="0" svg:d="M23733 3286h1778v2032" svg:viewBox="0 0 1779 2033">
          <text:p/>
        </draw:connector>
        <draw:connector draw:style-name="gr30" draw:text-style-name="P11" draw:layer="layout" svg:x1="38.054cm" svg:y1="1.252cm" svg:x2="40.116cm" svg:y2="2.186cm" svg:d="M38054 1252h1031v934h1031" svg:viewBox="0 0 2063 935">
          <text:p text:style-name="P16"><text:span text:style-name="T5">Implements Interface</text:span></text:p>
        </draw:connector>
        <draw:connector draw:style-name="gr31" draw:text-style-name="P11" draw:layer="layout" svg:x1="38.077cm" svg:y1="2.595cm" svg:x2="40.023cm" svg:y2="3.509cm" svg:d="M38077 2595h973v914h973" svg:viewBox="0 0 1947 915">
          <text:p text:style-name="P17"><text:span text:style-name="T5">Uses n..1</text:span></text:p>
        </draw:connector>
        <draw:connector draw:style-name="gr32" draw:text-style-name="P11" draw:layer="layout" svg:x1="38.077cm" svg:y1="4.151cm" svg:x2="40.003cm" svg:y2="5.318cm" svg:d="M38077 4151h963v1167h963" svg:viewBox="0 0 1927 1168">
          <text:p text:style-name="P17"><text:span text:style-name="T5">Extends Class</text:span></text:p>
        </draw:connector>
        <draw:custom-shape draw:style-name="gr33" draw:text-style-name="P13" draw:layer="layout" svg:width="8.509cm" svg:height="0.762cm" svg:x="37.068cm" svg:y="13.319cm">
          <text:p/>
          <draw:enhanced-geometry svg:viewBox="0 0 21600 21600" draw:type="rectangle" draw:enhanced-path="M 0 0 L 21600 0 21600 21600 0 21600 0 0 Z N"/>
        </draw:custom-shape>
        <draw:custom-shape draw:style-name="gr34" draw:text-style-name="P13" xml:id="id17" draw:id="id17" draw:layer="layout" svg:width="8.509cm" svg:height="1.778cm" svg:x="37.068cm" svg:y="17.129cm">
          <text:p text:style-name="P12"><text:span text:style-name="T3">+ SetValues(Values:SortValuesInterface)</text:span></text:p>
          <text:p text:style-name="P12"><text:span text:style-name="T3">+ DoSortStep()</text:span></text:p>
          <text:p text:style-name="P12"><text:span text:style-name="T3">+ DoSort()</text:span><text:span text:style-name="T3"><text:line-break/></text:span><text:span text:style-name="T3"/></text:p>
          <draw:enhanced-geometry svg:viewBox="0 0 21600 21600" draw:type="rectangle" draw:enhanced-path="M 0 0 L 21600 0 21600 21600 0 21600 0 0 Z N"/>
        </draw:custom-shape>
        <draw:custom-shape draw:style-name="gr35" draw:text-style-name="P19" draw:layer="layout" svg:width="8.509cm" svg:height="3.048cm" svg:x="37.068cm" svg:y="14.081cm">
          <text:p text:style-name="P18"><text:span text:style-name="T3">Signals</text:span></text:p>
          <text:p text:style-name="P12"><text:span text:style-name="T3"><text:line-break/></text:span><text:span text:style-name="T3">+ ValueChanged(StepNumber:Integer)</text:span><text:span text:style-name="T3"><text:line-break/></text:span><text:span text:style-name="T3">+ SortFinish(TotalSteps:Integer)</text:span></text:p>
          <draw:enhanced-geometry svg:viewBox="0 0 21600 21600" draw:type="rectangle" draw:enhanced-path="M 0 0 L 21600 0 21600 21600 0 21600 0 0 Z N"/>
        </draw:custom-shape>
        <draw:custom-shape draw:style-name="gr36" draw:text-style-name="P7" xml:id="id19" draw:id="id19" draw:layer="layout" svg:width="8.636cm" svg:height="1.143cm" svg:x="8.493cm" svg:y="14.716cm">
          <text:p text:style-name="P6"><text:span text:style-name="T1">&lt;&lt;INTERFACE&gt;&gt;</text:span></text:p>
          <text:p text:style-name="P6"><text:span text:style-name="T2">StatisticsViewInterface</text:span></text:p>
          <draw:enhanced-geometry svg:viewBox="0 0 21600 21600" draw:type="rectangle" draw:enhanced-path="M 0 0 L 21600 0 21600 21600 0 21600 0 0 Z N"/>
        </draw:custom-shape>
        <draw:custom-shape draw:style-name="gr37" draw:text-style-name="P13" draw:layer="layout" svg:width="8.636cm" svg:height="0.762cm" svg:x="8.493cm" svg:y="15.859cm">
          <text:p/>
          <draw:enhanced-geometry svg:viewBox="0 0 21600 21600" draw:type="rectangle" draw:enhanced-path="M 0 0 L 21600 0 21600 21600 0 21600 0 0 Z N"/>
        </draw:custom-shape>
        <draw:custom-shape draw:style-name="gr38" draw:text-style-name="P13" draw:layer="layout" svg:width="8.636cm" svg:height="1.778cm" svg:x="8.493cm" svg:y="16.621cm">
          <text:p text:style-name="P12"><text:span text:style-name="T3">+ ShowStatistics(Stats:StatisticsInterface)</text:span><text:span text:style-name="T3"><text:line-break/></text:span><text:span text:style-name="T3">+ ResetView()</text:span></text:p>
          <draw:enhanced-geometry svg:viewBox="0 0 21600 21600" draw:type="rectangle" draw:enhanced-path="M 0 0 L 21600 0 21600 21600 0 21600 0 0 Z N"/>
        </draw:custom-shape>
        <draw:custom-shape draw:style-name="gr39" draw:text-style-name="P2" xml:id="id30" draw:id="id30"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30" draw:start-glue-point="2" draw:end-shape="id19" draw:end-glue-point="3" svg:d="M6016 12303v2984h2477" svg:viewBox="0 0 2478 2985">
          <text:p/>
        </draw:connector>
        <draw:connector draw:style-name="gr16" draw:text-style-name="P10" draw:layer="layout" svg:x1="23.48cm" svg:y1="21.065cm" svg:x2="43.285cm" svg:y2="32.94cm" draw:start-shape="id18" draw:start-glue-point="5" draw:end-shape="id25" draw:end-glue-point="1" svg:d="M23480 21065h-503v5779h20809v6096h-501" svg:viewBox="0 0 20810 11876">
          <text:p/>
        </draw:connector>
        <draw:path draw:style-name="gr42"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2" draw:text-style-name="P10" draw:layer="layout" svg:width="33.357cm" svg:height="21.211cm" draw:transform="rotate (0.217293491873294) translate (-1.36189990741731cm 4.16477539634047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2" draw:text-style-name="P20"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3" draw:text-style-name="P21" draw:layer="layout" svg:width="7.366cm" svg:height="2.413cm" svg:x="7.985cm" svg:y="21.955cm">
          <draw:text-box>
            <text:p>VIEW</text:p>
          </draw:text-box>
        </draw:frame>
        <draw:frame draw:style-name="gr44" draw:text-style-name="P21" draw:layer="layout" svg:width="4.953cm" svg:height="2.159cm" svg:x="22.463cm" svg:y="29.321cm">
          <draw:text-box>
            <text:p>CONTROLLER</text:p>
          </draw:text-box>
        </draw:frame>
        <draw:frame draw:style-name="gr45" draw:text-style-name="P21" draw:layer="layout" svg:width="5.969cm" svg:height="3.302cm" svg:x="50.276cm" svg:y="24.368cm">
          <draw:text-box>
            <text:p>MODEL</text:p>
          </draw:text-box>
        </draw:frame>
      </draw:page>
      <draw:page draw:name="page3" draw:style-name="dp1" draw:master-page-name="Default">
        <draw:custom-shape draw:style-name="gr46" draw:text-style-name="P22"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7" draw:text-style-name="P9" draw:layer="layout" svg:width="4.953cm" svg:height="1.397cm" svg:x="30.21cm" svg:y="5.318cm">
          <text:p text:style-name="P23"><text:span text:style-name="T2">SortController</text:span></text:p>
          <draw:enhanced-geometry svg:viewBox="0 0 21600 21600" draw:type="rectangle" draw:enhanced-path="M 0 0 L 21600 0 21600 21600 0 21600 0 0 Z N"/>
        </draw:custom-shape>
        <draw:custom-shape draw:style-name="gr48" draw:text-style-name="P9" xml:id="id49" draw:id="id49"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49" draw:text-style-name="P25" draw:layer="measurelines" svg:width="10.16cm" svg:height="1.397cm" svg:x="27.289cm" svg:y="8.493cm">
          <text:p text:style-name="P24"><text:span text:style-name="T3">SetSortAlgorythm(SortAlgo:SortAlgorythmInterface)</text:span></text:p>
          <draw:enhanced-geometry svg:viewBox="0 0 21600 21600" draw:type="rectangle" draw:enhanced-path="M 0 0 L 21600 0 21600 21600 0 21600 0 0 Z N"/>
        </draw:custom-shape>
        <draw:custom-shape draw:style-name="gr47"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48" draw:text-style-name="P9" xml:id="id31" draw:id="id31"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50" draw:text-style-name="P25" xml:id="id32" draw:id="id32" draw:layer="measurelines" svg:width="10.16cm" svg:height="4.064cm" svg:x="27.289cm" svg:y="11.033cm">
          <draw:glue-point draw:id="4" svg:x="5cm" svg:y="-3.125cm" draw:escape-direction="right"/>
          <text:p text:style-name="P24"><text:span text:style-name="T3">+SetValues(Values:SortValuesInterface)</text:span></text:p>
          <draw:enhanced-geometry svg:viewBox="0 0 21600 21600" draw:type="rectangle" draw:enhanced-path="M 0 0 L 21600 0 21600 21600 0 21600 0 0 Z N"/>
        </draw:custom-shape>
        <draw:custom-shape draw:style-name="gr51" draw:text-style-name="P25" draw:layer="measurelines" svg:width="10.16cm" svg:height="1.397cm" svg:x="27.289cm" svg:y="8.493cm">
          <text:p text:style-name="P24"><text:span text:style-name="T3">SetSortAlgorythm(SortAlgo:SortAlgorythmInterface)</text:span></text:p>
          <draw:enhanced-geometry svg:viewBox="0 0 21600 21600" draw:type="rectangle" draw:enhanced-path="M 0 0 L 21600 0 21600 21600 0 21600 0 0 Z N"/>
        </draw:custom-shape>
        <draw:custom-shape draw:style-name="gr52" draw:text-style-name="P25" xml:id="id50" draw:id="id50" draw:layer="measurelines" svg:width="10.16cm" svg:height="1.397cm" svg:x="27.289cm" svg:y="8.493cm">
          <text:p text:style-name="P24"><text:span text:style-name="T3">SetSortAlgorythm(SortAlgo:SortAlgorythmInterface)</text:span></text:p>
          <draw:enhanced-geometry svg:viewBox="0 0 21600 21600" draw:type="rectangle" draw:enhanced-path="M 0 0 L 21600 0 21600 21600 0 21600 0 0 Z N"/>
        </draw:custom-shape>
        <draw:custom-shape draw:style-name="gr53"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54" draw:text-style-name="P25" xml:id="id33" draw:id="id33" draw:layer="measurelines" svg:width="5.842cm" svg:height="0.762cm" svg:x="39.1cm" svg:y="11.414cm">
          <text:p text:style-name="P24"><text:span text:style-name="T3">New SortValues(int Values[])</text:span></text:p>
          <draw:enhanced-geometry svg:viewBox="0 0 21600 21600" draw:type="rectangle" draw:enhanced-path="M 0 0 L 21600 0 21600 21600 0 21600 0 0 Z N"/>
        </draw:custom-shape>
        <draw:connector draw:style-name="gr55" draw:text-style-name="P10" draw:layer="measurelines" svg:x1="24.876cm" svg:y1="11.795cm" svg:x2="27.289cm" svg:y2="13.065cm" draw:start-shape="id31" draw:start-glue-point="1" draw:end-shape="id32" draw:end-glue-point="3" svg:d="M24876 11795h1206v1270h1207" svg:viewBox="0 0 2414 1271">
          <text:p/>
        </draw:connector>
        <draw:connector draw:style-name="gr55" draw:text-style-name="P10" draw:layer="measurelines" svg:x1="37.449cm" svg:y1="11.795cm" svg:x2="39.1cm" svg:y2="11.795cm" draw:start-shape="id32" draw:start-glue-point="4" draw:end-shape="id33" draw:end-glue-point="3" svg:d="M37449 11795h1651" svg:viewBox="0 0 1652 1">
          <text:p/>
        </draw:connector>
        <draw:custom-shape draw:style-name="gr56" draw:text-style-name="P25" xml:id="id34" draw:id="id34" draw:layer="measurelines" svg:width="7.493cm" svg:height="1.397cm" svg:x="29.956cm" svg:y="12.303cm">
          <text:p text:style-name="P24"><text:span text:style-name="T4">+ Values:SortValuesInterface = </text:span><text:span text:style-name="T4"><text:line-break/></text:span><text:span text:style-name="T4">newSortValue</text:span></text:p>
          <draw:enhanced-geometry svg:viewBox="0 0 21600 21600" draw:type="rectangle" draw:enhanced-path="M 0 0 L 21600 0 21600 21600 0 21600 0 0 Z N"/>
        </draw:custom-shape>
        <draw:connector draw:style-name="gr55" draw:text-style-name="P10" draw:layer="measurelines" svg:x1="42.021cm" svg:y1="12.176cm" svg:x2="37.449cm" svg:y2="13.001cm" draw:start-shape="id33" draw:start-glue-point="2" draw:end-shape="id34" draw:end-glue-point="1" svg:d="M42021 12176v825h-4572" svg:viewBox="0 0 4573 826">
          <text:p/>
        </draw:connector>
        <draw:custom-shape draw:style-name="gr48" draw:text-style-name="P9" xml:id="id35" draw:id="id35"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57" draw:text-style-name="P25" xml:id="id36" draw:id="id36" draw:layer="measurelines" svg:width="10.16cm" svg:height="0.889cm" svg:x="27.289cm" svg:y="18.653cm">
          <text:p text:style-name="P24"><text:span text:style-name="T6">+</text:span><text:span text:style-name="T3">StartSort()</text:span></text:p>
          <draw:enhanced-geometry svg:viewBox="0 0 21600 21600" draw:type="rectangle" draw:enhanced-path="M 0 0 L 21600 0 21600 21600 0 21600 0 0 Z N"/>
        </draw:custom-shape>
        <draw:custom-shape draw:style-name="gr58" draw:text-style-name="P25" xml:id="id37" draw:id="id37" draw:layer="measurelines" svg:width="10.16cm" svg:height="1.651cm" svg:x="27.289cm" svg:y="20.685cm">
          <text:p text:style-name="P24"><text:span text:style-name="T3">- SortWorker:Backgroundworker = </text:span><text:span text:style-name="T3"><text:line-break/></text:span><text:span text:style-name="T3">new Backgroundworker</text:span></text:p>
          <draw:enhanced-geometry svg:viewBox="0 0 21600 21600" draw:type="rectangle" draw:enhanced-path="M 0 0 L 21600 0 21600 21600 0 21600 0 0 Z N"/>
        </draw:custom-shape>
        <draw:connector draw:style-name="gr55" draw:text-style-name="P10" draw:layer="measurelines" svg:x1="24.876cm" svg:y1="19.161cm" svg:x2="27.289cm" svg:y2="19.097cm" draw:start-shape="id35" draw:start-glue-point="1" draw:end-shape="id36" draw:end-glue-point="3" svg:d="M24876 19161h1206v-64h1207" svg:viewBox="0 0 2414 65">
          <text:p/>
        </draw:connector>
        <draw:connector draw:style-name="gr55" draw:text-style-name="P10" draw:layer="measurelines" svg:x1="32.369cm" svg:y1="19.542cm" svg:x2="32.369cm" svg:y2="20.685cm" draw:start-shape="id36" draw:start-glue-point="2" draw:end-shape="id37" draw:end-glue-point="0" svg:d="M32369 19542v1143" svg:viewBox="0 0 1 1144">
          <text:p/>
        </draw:connector>
        <draw:custom-shape draw:style-name="gr53"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59" draw:text-style-name="P25" xml:id="id38" draw:id="id38" draw:layer="measurelines" svg:width="10.16cm" svg:height="1.651cm" svg:x="27.289cm" svg:y="23.225cm">
          <text:p text:style-name="P24"><text:span text:style-name="T3">Backgroundworker.DoWork</text:span></text:p>
          <draw:enhanced-geometry svg:viewBox="0 0 21600 21600" draw:type="rectangle" draw:enhanced-path="M 0 0 L 21600 0 21600 21600 0 21600 0 0 Z N"/>
        </draw:custom-shape>
        <draw:connector draw:style-name="gr55" draw:text-style-name="P10" draw:layer="measurelines" svg:x1="32.369cm" svg:y1="22.336cm" svg:x2="32.369cm" svg:y2="23.225cm" draw:start-shape="id37" draw:start-glue-point="2" draw:end-shape="id38" draw:end-glue-point="0" svg:d="M32369 22336v889" svg:viewBox="0 0 1 890">
          <text:p/>
        </draw:connector>
        <draw:custom-shape draw:style-name="gr60" draw:text-style-name="P13" xml:id="id39" draw:id="id39" draw:layer="measurelines" svg:width="8.509cm" svg:height="0.889cm" svg:x="44.18cm" svg:y="14.335cm">
          <text:p text:style-name="P12"><text:span text:style-name="T3">+ SetValues(Values:SortValuesInterface)</text:span><text:span text:style-name="T3"><text:line-break/></text:span><text:span text:style-name="T3"/></text:p>
          <draw:enhanced-geometry svg:viewBox="0 0 21600 21600" draw:type="rectangle" draw:enhanced-path="M 0 0 L 21600 0 21600 21600 0 21600 0 0 Z N"/>
        </draw:custom-shape>
        <draw:connector draw:style-name="gr55" draw:text-style-name="P10" draw:layer="measurelines" svg:x1="33.702cm" svg:y1="13.7cm" svg:x2="44.18cm" svg:y2="14.779cm" draw:start-shape="id34" draw:start-glue-point="2" draw:end-shape="id39" draw:end-glue-point="3" svg:d="M33702 13700v1079h10478" svg:viewBox="0 0 10479 1080">
          <text:p/>
        </draw:connector>
        <draw:custom-shape draw:style-name="gr60" draw:text-style-name="P13" xml:id="id40" draw:id="id40" draw:layer="measurelines" svg:width="8.509cm" svg:height="0.889cm" svg:x="44.053cm" svg:y="23.606cm">
          <text:p text:style-name="P12"><text:span text:style-name="T3">+ DoSortStep()</text:span><text:span text:style-name="T3"><text:line-break/></text:span><text:span text:style-name="T3"/></text:p>
          <draw:enhanced-geometry svg:viewBox="0 0 21600 21600" draw:type="rectangle" draw:enhanced-path="M 0 0 L 21600 0 21600 21600 0 21600 0 0 Z N"/>
        </draw:custom-shape>
        <draw:connector draw:style-name="gr55" draw:text-style-name="P10" draw:layer="measurelines" svg:x1="37.449cm" svg:y1="24.05cm" svg:x2="44.053cm" svg:y2="24.05cm" draw:start-shape="id38" draw:start-glue-point="1" draw:end-shape="id40" draw:end-glue-point="3" svg:d="M37449 24050h6604" svg:viewBox="0 0 6605 1">
          <text:p/>
        </draw:connector>
        <draw:custom-shape draw:style-name="gr61" draw:text-style-name="P25" xml:id="id42" draw:id="id42" draw:layer="measurelines" svg:width="10.16cm" svg:height="1.651cm" svg:x="27.289cm" svg:y="25.638cm">
          <draw:glue-point draw:id="4" svg:x="-5cm" svg:y="2.695cm"/>
          <text:p text:style-name="P24"><text:span text:style-name="T3">Backgroundworker.onStateChanged</text:span></text:p>
          <draw:enhanced-geometry svg:viewBox="0 0 21600 21600" draw:type="rectangle" draw:enhanced-path="M 0 0 L 21600 0 21600 21600 0 21600 0 0 Z N"/>
        </draw:custom-shape>
        <draw:connector draw:style-name="gr55" draw:text-style-name="P10" draw:layer="measurelines" svg:x1="43.926cm" svg:y1="26.336cm" svg:x2="37.449cm" svg:y2="26.463cm" draw:start-shape="id41" draw:start-glue-point="3" draw:end-shape="id42" draw:end-glue-point="1" svg:d="M43926 26336h-3239v127h-3238" svg:viewBox="0 0 6478 128">
          <text:p/>
        </draw:connector>
        <draw:custom-shape draw:style-name="gr62" draw:text-style-name="P13" xml:id="id43" draw:id="id43" draw:layer="measurelines" svg:width="6.35cm" svg:height="0.889cm" svg:x="11.16cm" svg:y="26.019cm">
          <text:p text:style-name="P12"><text:span text:style-name="T3">+ ShowValues(Values[]:Integer)</text:span></text:p>
          <draw:enhanced-geometry svg:viewBox="0 0 21600 21600" draw:type="rectangle" draw:enhanced-path="M 0 0 L 21600 0 21600 21600 0 21600 0 0 Z N"/>
        </draw:custom-shape>
        <draw:custom-shape draw:style-name="gr47"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55" draw:text-style-name="P10" draw:layer="layout" svg:x1="27.289cm" svg:y1="26.463cm" svg:x2="17.51cm" svg:y2="26.463cm" draw:start-shape="id42" draw:start-glue-point="3" draw:end-shape="id43" draw:end-glue-point="1" svg:d="M27289 26463h-9779" svg:viewBox="0 0 9780 1">
          <text:p/>
        </draw:connector>
        <draw:custom-shape draw:style-name="gr47" draw:text-style-name="P9" xml:id="id45" draw:id="id45"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63" draw:text-style-name="P13" xml:id="id44" draw:id="id44" draw:layer="layout" svg:width="8.636cm" svg:height="0.889cm" svg:x="3.032cm" svg:y="27.416cm">
          <text:p text:style-name="P12"><text:span text:style-name="T3">+ ShowStatistics(Stats:StatisticsInterface)</text:span></text:p>
          <draw:enhanced-geometry svg:viewBox="0 0 21600 21600" draw:type="rectangle" draw:enhanced-path="M 0 0 L 21600 0 21600 21600 0 21600 0 0 Z N"/>
        </draw:custom-shape>
        <draw:connector draw:style-name="gr55" draw:text-style-name="P10" draw:layer="layout" svg:x1="27.289cm" svg:y1="26.907cm" svg:x2="11.668cm" svg:y2="27.86cm" draw:start-shape="id42" draw:start-glue-point="4" draw:end-shape="id44" draw:end-glue-point="1" svg:d="M27289 26907h-7810v953h-7811" svg:viewBox="0 0 15622 954">
          <text:p/>
        </draw:connector>
        <draw:connector draw:style-name="gr64" draw:text-style-name="P10" draw:layer="layout" svg:x1="6.651cm" svg:y1="6.715cm" svg:x2="6.641cm" svg:y2="40.561cm" draw:start-shape="id45" draw:start-glue-point="2" svg:d="M6651 6715v17173h-10v16673" svg:viewBox="0 0 11 33847">
          <text:p/>
        </draw:connector>
        <draw:connector draw:style-name="gr64" draw:text-style-name="P10" draw:layer="layout" svg:x1="14.335cm" svg:y1="6.778cm" svg:x2="14.325cm" svg:y2="40.624cm" svg:d="M14335 6778v17173h-10v16673" svg:viewBox="0 0 11 33847">
          <text:p/>
        </draw:connector>
        <draw:connector draw:style-name="gr64" draw:text-style-name="P10" draw:layer="layout" svg:x1="22.209cm" svg:y1="6.778cm" svg:x2="22.199cm" svg:y2="40.624cm" svg:d="M22209 6778v17173h-10v16673" svg:viewBox="0 0 11 33847">
          <text:p/>
        </draw:connector>
        <draw:connector draw:style-name="gr64" draw:text-style-name="P10" draw:layer="layout" svg:x1="32.76cm" svg:y1="6.778cm" svg:x2="32.75cm" svg:y2="40.624cm" svg:d="M32760 6778v17173h-10v16673" svg:viewBox="0 0 11 33847">
          <text:p/>
        </draw:connector>
        <draw:connector draw:style-name="gr64" draw:text-style-name="P10" draw:layer="layout" svg:x1="41.767cm" svg:y1="6.334cm" svg:x2="41.757cm" svg:y2="40.18cm" svg:d="M41767 6334v17173h-10v16673" svg:viewBox="0 0 11 33847">
          <text:p/>
        </draw:connector>
        <draw:connector draw:style-name="gr64" draw:text-style-name="P10" draw:layer="layout" svg:x1="48.254cm" svg:y1="6.334cm" svg:x2="48.244cm" svg:y2="40.18cm" svg:d="M48254 6334v17173h-10v16673" svg:viewBox="0 0 11 33847">
          <text:p/>
        </draw:connector>
        <draw:custom-shape draw:style-name="gr65" draw:text-style-name="P13" xml:id="id41" draw:id="id41" draw:layer="layout" svg:width="9.779cm" svg:height="0.889cm" svg:x="43.926cm" svg:y="25.892cm">
          <text:p text:style-name="P12"><text:span text:style-name="T4">SIGNAL: </text:span><text:span text:style-name="T3">ValueChanged(StepNumber:Integer)</text:span><text:span text:style-name="T3"><text:line-break/></text:span><text:span text:style-name="T3"/></text:p>
          <draw:enhanced-geometry svg:viewBox="0 0 21600 21600" draw:type="rectangle" draw:enhanced-path="M 0 0 L 21600 0 21600 21600 0 21600 0 0 Z N"/>
        </draw:custom-shape>
        <draw:custom-shape draw:style-name="gr65" draw:text-style-name="P13" xml:id="id46" draw:id="id46" draw:layer="layout" svg:width="9.779cm" svg:height="0.889cm" svg:x="43.799cm" svg:y="29.194cm">
          <text:p text:style-name="P12"><text:span text:style-name="T4">SIGNAL: SortFinish(TotalSteps:Integer)</text:span><text:span text:style-name="T3"><text:line-break/></text:span><text:span text:style-name="T3"/></text:p>
          <draw:enhanced-geometry svg:viewBox="0 0 21600 21600" draw:type="rectangle" draw:enhanced-path="M 0 0 L 21600 0 21600 21600 0 21600 0 0 Z N"/>
        </draw:custom-shape>
        <draw:custom-shape draw:style-name="gr66" draw:text-style-name="P25" xml:id="id47" draw:id="id47" draw:layer="layout" svg:width="10.16cm" svg:height="1.651cm" svg:x="27.289cm" svg:y="28.686cm">
          <draw:glue-point draw:id="4" svg:x="-5cm" svg:y="2.695cm"/>
          <text:p text:style-name="P24"><text:span text:style-name="T3">Backgroundworker.onFinish</text:span></text:p>
          <draw:enhanced-geometry svg:viewBox="0 0 21600 21600" draw:type="rectangle" draw:enhanced-path="M 0 0 L 21600 0 21600 21600 0 21600 0 0 Z N"/>
        </draw:custom-shape>
        <draw:connector draw:style-name="gr55" draw:text-style-name="P10" draw:layer="layout" svg:x1="48.307cm" svg:y1="24.495cm" svg:x2="48.815cm" svg:y2="25.892cm" draw:start-shape="id40" draw:start-glue-point="2" draw:end-shape="id41" svg:d="M48307 24495v698h508v699" svg:viewBox="0 0 509 1398">
          <text:p/>
        </draw:connector>
        <draw:connector draw:style-name="gr55" draw:text-style-name="P10" draw:layer="layout" svg:x1="48.815cm" svg:y1="26.781cm" svg:x2="48.688cm" svg:y2="29.194cm" draw:start-shape="id41" draw:start-glue-point="2" draw:end-shape="id46" draw:end-glue-point="0" svg:d="M48815 26781v1206h-127v1207" svg:viewBox="0 0 128 2414">
          <text:p/>
        </draw:connector>
        <draw:connector draw:style-name="gr55" draw:text-style-name="P10" draw:layer="layout" svg:x1="43.799cm" svg:y1="29.638cm" svg:x2="37.449cm" svg:y2="29.511cm" draw:start-shape="id46" draw:start-glue-point="3" draw:end-shape="id47" draw:end-glue-point="1" svg:d="M43799 29638h-3175v-127h-3175" svg:viewBox="0 0 6351 128">
          <text:p/>
        </draw:connector>
        <draw:custom-shape draw:style-name="gr67" draw:text-style-name="P17"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8" draw:text-style-name="P17" draw:layer="layout" svg:width="1.357cm" svg:height="1.16cm" svg:x="53.994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13" xml:id="id48" draw:id="id48" draw:layer="layout" svg:width="8.636cm" svg:height="0.889cm" svg:x="2.905cm" svg:y="29.067cm">
          <text:p text:style-name="P12"><text:span text:style-name="T3">+ ShowStatistics(Stats:StatisticsInterface)</text:span></text:p>
          <draw:enhanced-geometry svg:viewBox="0 0 21600 21600" draw:type="rectangle" draw:enhanced-path="M 0 0 L 21600 0 21600 21600 0 21600 0 0 Z N"/>
        </draw:custom-shape>
        <draw:connector draw:style-name="gr55" draw:text-style-name="P10" draw:layer="layout" svg:x1="27.289cm" svg:y1="29.511cm" svg:x2="11.541cm" svg:y2="29.511cm" draw:start-shape="id47" draw:start-glue-point="3" draw:end-shape="id48" draw:end-glue-point="1" svg:d="M27289 29511h-15748" svg:viewBox="0 0 15749 1">
          <text:p/>
        </draw:connector>
        <draw:connector draw:style-name="gr55" draw:text-style-name="P10" draw:layer="layout" svg:x1="24.876cm" svg:y1="9.255cm" svg:x2="27.289cm" svg:y2="9.191cm" draw:start-shape="id49" draw:start-glue-point="1" draw:end-shape="id50"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0-12T22:45:25.242000000</dc:date>
    <meta:editing-duration>PT6H24M53S</meta:editing-duration>
    <meta:editing-cycles>29</meta:editing-cycles>
    <meta:document-statistic meta:object-count="160"/>
  </office:meta>
</office:document-meta>
</file>